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3.454cm"/>
    </style:style>
    <style:style style:name="gr3" style:family="graphic" style:parent-style-name="standard">
      <style:graphic-properties draw:textarea-horizontal-align="justify" draw:textarea-vertical-align="middle" draw:auto-grow-height="false" fo:min-height="1.104cm" fo:min-width="4.1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55cm" fo:min-width="3.4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weight-asian="normal" style:font-size-complex="18pt"/>
    </style:style>
    <style:style style:name="T1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9cm" svg:height="1.6cm" svg:x="1cm" svg:y="1cm">
          <text:p text:style-name="P1">CMS (Nombre pendiente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1.5cm" svg:x="1cm" svg:y="4cm">
          <text:p text:style-name="P1">Ini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1cm" svg:height="1.5cm" svg:x="10.5cm" svg:y="4cm">
          <text:p text:style-name="P1">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4.8cm" svg:height="1.5cm" svg:x="15.2cm" svg:y="4cm">
          <text:p text:style-name="P1">Panel de<text:line-break/>Administr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1cm" svg:height="1.5cm" svg:x="5.8cm" svg:y="4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0.5cm" svg:y1="2.6cm" svg:x2="3.05cm" svg:y2="4cm" draw:start-shape="id1" draw:start-glue-point="2" draw:end-shape="id2" draw:end-glue-point="0" svg:d="M10500 2600v700h-7450v700" svg:viewBox="0 0 7451 1401">
          <text:p/>
        </draw:connector>
        <draw:connector draw:style-name="gr4" draw:text-style-name="P2" draw:layer="layout" svg:x1="10.5cm" svg:y1="2.6cm" svg:x2="7.85cm" svg:y2="4cm" draw:start-shape="id1" draw:start-glue-point="2" draw:end-shape="id3" svg:d="M10500 2600v700h-2650v700" svg:viewBox="0 0 2651 1401">
          <text:p/>
        </draw:connector>
        <draw:connector draw:style-name="gr4" draw:text-style-name="P2" draw:layer="layout" svg:x1="10.5cm" svg:y1="2.6cm" svg:x2="12.55cm" svg:y2="4cm" draw:start-shape="id1" draw:start-glue-point="2" draw:end-shape="id4" draw:end-glue-point="0" svg:d="M10500 2600v700h2050v700" svg:viewBox="0 0 2051 1401">
          <text:p/>
        </draw:connector>
        <draw:connector draw:style-name="gr4" draw:text-style-name="P2" draw:layer="layout" svg:x1="10.5cm" svg:y1="2.6cm" svg:x2="17.6cm" svg:y2="4cm" draw:start-shape="id1" draw:start-glue-point="2" draw:end-shape="id5" svg:d="M10500 2600v700h7100v700" svg:viewBox="0 0 7101 1401">
          <text:p/>
        </draw:connector>
        <draw:custom-shape draw:style-name="gr2" draw:text-style-name="P3" xml:id="id6" draw:id="id6" draw:layer="layout" svg:width="4.1cm" svg:height="1.5cm" svg:x="10.489cm" svg:y="6.2cm">
          <text:p text:style-name="P3"><text:span text:style-name="T1">Plantillas CS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4.1cm" svg:height="1.999cm" svg:x="10.49cm" svg:y="8.401cm">
          <text:p text:style-name="P3"><text:span text:style-name="T1">Cualquier plug-in</text:span><text:span text:style-name="T1"><text:line-break/></text:span><text:span text:style-name="T1">que se le ocurra al</text:span><text:span text:style-name="T1"><text:line-break/></text:span><text:span text:style-name="T1">desarrol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0.5cm" svg:y1="4.75cm" svg:x2="10.489cm" svg:y2="6.95cm" draw:start-shape="id4" draw:start-glue-point="3" draw:end-shape="id6" draw:end-glue-point="3" svg:d="M10500 4750h-512v2200h501" svg:viewBox="0 0 513 2201">
          <text:p/>
        </draw:connector>
        <draw:connector draw:style-name="gr4" draw:text-style-name="P2" draw:layer="layout" svg:x1="10.5cm" svg:y1="4.75cm" svg:x2="10.49cm" svg:y2="9.4cm" draw:start-shape="id4" draw:start-glue-point="3" draw:end-shape="id7" svg:d="M10500 4750h-511v4650h501" svg:viewBox="0 0 512 4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5T12:59:28.404417222</meta:creation-date>
    <dc:date>2018-08-05T13:13:28.478131998</dc:date>
    <meta:editing-duration>PT3M49S</meta:editing-duration>
    <meta:editing-cycles>2</meta:editing-cycles>
    <meta:generator>LibreOffice/5.2.7.2$Linux_X86_64 LibreOffice_project/20m0$Build-2</meta:generator>
    <meta:document-statistic meta:object-count="13"/>
  </office:meta>
</office:document-meta>
</file>